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cm" fo:margin-bottom="0cm" fo:line-height="100%"/>
    </style:style>
    <style:style style:name="P2" style:family="paragraph" style:parent-style-name="Standard" style:master-page-name="Standard">
      <style:paragraph-properties fo:margin-top="0cm" fo:margin-bottom="0cm" fo:line-height="100%" style:page-number="auto"/>
    </style:style>
    <style:style style:name="T1" style:family="text">
      <style:text-properties fo:color="#000000" style:font-name="Calibri" fo:font-size="12pt" style:font-name-asian="Times New Roman" style:font-size-asian="12pt" style:language-asian="en" style:country-asian="GB" style:font-name-complex="Times New Roman"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I can’t talk any more. I can make individual words understood, but it’s not what you would call talking. <text:s/>The only method I have left for controlling the computer, and what I now use for communicating, is a bluetooth wheelchair joystick, which works wirelessly as a mouse. This method soon will no longer work as MND/ALS is weakening my hand relentlessly to the point of uselessness. </text:span></text:p>
      <text:p text:style-name="P1"><text:span text:style-name="T1">I live in the UK, and our wonderful NHS has provided me with an electric wheelchair and, <text:s/>for when my hand does become useless, a wheelchair mounted minicomputer with an eyegaze camera. But the NHS does not allow you to control the one with the other. Control a wheelchair with your eyes - far too dangerous! Much better that you just sit where you are sir, much safer. Once you have only your eyes left they expect you to rely on your carer to move your wheelchair. If your carer is not available you stay where you are left. My MND/ALS has a slow progression rate, so when I reach that point I will remain like it for two or three years. Two or three years without being able to move, it makes me shiver with horror just to think about it. <text:line-break/>I want to be in charge of my own life and remain as independent as possible for as long as possible, right until the end. And I am not alone. There are a multitude in my position and many more in a worse one. <text:line-break/>It would be possible to control the wheelchair straight from the computer, to interface them directly. But I don't own either unit, and they won’t be pleased if I cut them up. Also, a solution like that would work for me but wouldn't work for anyone else. So I have designed a bolt on, one size fits all system that the mini computer can talk to via infrared, and which would then physically move the joystick on the wheelchair.<text:line-break/>I have a piece of software on my minicomputer called grid 2. It is primarily communication software but it also does infra red environmental control. This is intended for controlling your telly and things like that by emulating a remote control. Grid2 is s a really good package because it allows the user to easily configure new pages for doing different jobs. Like, in this case driving my wheelchair with my eyes. </text:span></text:p>
      <text:p text:style-name="P1"><text:span text:style-name="T1">I built a prototype with a cardboard case and some parts kindly 3d printed by a follower from my facebook page. This allowed me to test it and prove the concept. I printed a prototype case for brains of the thing and one for the IR unit. The system is complete and works, it can easily be put together without soldering by anyone, even an idiot, for less than £70, which is about one hundred of your American dollars. My idea is to make it open source, put the plans, software and instructions on the internet for anybody to use. There are thousands of people who would benefit from this, thousands of people who are stuck in the same place, immobile unless their carers move them. <text:s/><text:line-break/>The prototype works but it’s not ready to distribute. The working parts need to be redone as does the case. The firmware needs rewriting and when that’s done I need to build two or three units for real world testing.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usercontent" style:family="text" style:parent-style-name="Default_20_Paragraph_20_Font"/>
    <style:style style:name="text_5f_exposed_5f_show" style:display-name="text_exposed_show"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ck</meta:initial-creator>
    <dc:creator>patrick</dc:creator>
    <meta:editing-cycles>6</meta:editing-cycles>
    <meta:creation-date>2015-02-23T15:13:00</meta:creation-date>
    <dc:date>2015-02-23T17:07:00</dc:date>
    <meta:editing-duration>PT1M54S</meta:editing-duration>
    <meta:generator>OpenOffice/4.1.1$Win32 OpenOffice.org_project/411m6$Build-9775</meta:generator>
    <meta:document-statistic meta:table-count="0" meta:image-count="0" meta:object-count="0" meta:page-count="1" meta:paragraph-count="3" meta:word-count="569" meta:character-count="308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